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3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3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4" style:family="paragraph"/>
    <style:style style:name="P21" style:parent-style-name="Normal" style:list-style-name="LFO4" style:family="paragraph"/>
    <style:style style:name="P22" style:parent-style-name="Normal" style:list-style-name="LFO4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5" style:family="paragraph"/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list-style-name="LFO5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P32" style:parent-style-name="Normal" style:list-style-name="LFO6" style:family="paragraph"/>
    <style:style style:name="P33" style:parent-style-name="Normal" style:list-style-name="LFO6" style:family="paragraph"/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TD2</text:p>
      <text:p text:style-name="P2">TD – Étude de cas : Chaîne de supermarchés (RetailMarket SA)</text:p>
      <text:p text:style-name="P3">Objectifs pédagogiques</text:p>
      <text:list text:style-name="LFO1" text:continue-numbering="true">
        <text:list-item>
          <text:p text:style-name="P4">Appliquer les notions de SI à un contexte concret différent.</text:p>
        </text:list-item>
        <text:list-item>
          <text:p text:style-name="P5">Identifier le rôle des SI dans la logistique, la relation client et la prise de<text:s/>décision.</text:p>
        </text:list-item>
      </text:list>
      <text:p text:style-name="Normal"><draw:custom-shape svg:x="0in" svg:y="0in" svg:width="45.51042in" svg:height="0.00139in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6">Contexte</text:p>
      <text:p text:style-name="Normal">RetailMarket SA est une chaîne de supermarchés de taille moyenne implantée dans plusieurs villes.<text:line-break/>Actuellement, l’entreprise rencontre des difficultés :</text:p>
      <text:list text:style-name="LFO2" text:continue-numbering="true">
        <text:list-item>
          <text:p text:style-name="P7">Les stocks sont gérés magasin par magasin, sans coordination.</text:p>
        </text:list-item>
        <text:list-item>
          <text:p text:style-name="P8">Les promotions ne sont pas centralisées : chaque magasin décide localement.</text:p>
        </text:list-item>
        <text:list-item>
          <text:p text:style-name="P9">Le suivi des clients est quasi inexistant.</text:p>
        </text:list-item>
        <text:list-item>
          <text:p text:style-name="P10">Les rapports de vente sont transmis tardivement au siège, empêchant une vision en temps réel.</text:p>
        </text:list-item>
      </text:list>
      <text:p text:style-name="Normal">La direction envisage de mettre en place un<text:s/><text:span text:style-name="T11">Système d’Information centralisé</text:span><text:s/>intégrant :</text:p>
      <text:list text:style-name="LFO3" text:continue-numbering="true">
        <text:list-item>
          <text:p text:style-name="P12">Un<text:s/><text:span text:style-name="T13">ERP</text:span><text:s/>pour la gestion des stocks et de la logistique.</text:p>
        </text:list-item>
        <text:list-item>
          <text:p text:style-name="P14">Un<text:s/><text:span text:style-name="T15">CRM</text:span><text:s/>pour gérer la fidélité et la relation client.</text:p>
        </text:list-item>
        <text:list-item>
          <text:p text:style-name="P16">Un<text:s/><text:span text:style-name="T17">module décisionnel (BI)</text:span><text:s/>pour suivre les ventes, les marges et les tendances.</text:p>
        </text:list-item>
      </text:list>
      <text:p text:style-name="Normal"><draw:custom-shape svg:x="0in" svg:y="0in" svg:width="45.51042in" svg:height="0.00139in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18">Questions</text:p>
      <text:p text:style-name="P19">Partie 1 :<text:s/>Compréhension générale</text:p>
      <text:list text:style-name="LFO4" text:continue-numbering="true">
        <text:list-item>
          <text:p text:style-name="P20">Quels sont les processus métiers principaux dans une chaîne de supermarchés ?</text:p>
        </text:list-item>
        <text:list-item>
          <text:p text:style-name="P21">Expliquez en quoi un SI centralisé diffère d’une gestion locale magasin par magasin.</text:p>
        </text:list-item>
        <text:list-item>
          <text:p text:style-name="P22">Citez deux bénéfices attendus d’un CRM dans ce contexte.</text:p>
        </text:list-item>
      </text:list>
      <text:p text:style-name="P23">Partie 2 : Étude des besoins SI</text:p>
      <text:list text:style-name="LFO5" text:continue-numbering="true">
        <text:list-item>
          <text:p text:style-name="P24">Associez les processus suivants à leur besoin SI :</text:p>
          <text:list text:continue-numbering="true">
            <text:list-item>
              <text:p text:style-name="P25">Gestion des achats auprès des fournisseurs</text:p>
            </text:list-item>
            <text:list-item>
              <text:p text:style-name="P26">Réapprovisionnement automatique des rayons</text:p>
            </text:list-item>
            <text:list-item>
              <text:p text:style-name="P27">Fidélisation des clients</text:p>
            </text:list-item>
            <text:list-item>
              <text:p text:style-name="P28">Analyse des ventes par produit et par magasin</text:p>
            </text:list-item>
          </text:list>
        </text:list-item>
        <text:list-item>
          <text:p text:style-name="P29">Quelle granularité des données de vente serait la plus pertinente pour le module décisionnel : heure, jour, semaine, mois ? Justifiez.</text:p>
        </text:list-item>
      </text:list>
      <text:soft-page-break/>
      <text:p text:style-name="P30">Partie 3 : Réflexion critique</text:p>
      <text:list text:style-name="LFO6" text:continue-numbering="true">
        <text:list-item>
          <text:p text:style-name="P31">Quels risques pour RetailMarket si la mise en place du SI n’est pas accompagnée d’une formation des employés ?</text:p>
        </text:list-item>
        <text:list-item>
          <text:p text:style-name="P32">En quoi l’alignement SI – métiers est crucial dans un secteur fortement concurrentiel comme la grande distribution ?</text:p>
        </text:list-item>
        <text:list-item>
          <text:p text:style-name="P33">Proposez un exemple de KPI pertinent pour le tableau de bord d’un directeur régional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Rafael Rodrigues</dc:creator>
    <meta:creation-date>2025-09-15T08:33:00Z</meta:creation-date>
    <dc:date>2025-09-15T08:33:00Z</dc:date>
    <meta:template xlink:href="Normal" xlink:type="simple"/>
    <meta:editing-cycles>2</meta:editing-cycles>
    <meta:editing-duration>PT0S</meta:editing-duration>
    <meta:document-statistic meta:page-count="2" meta:paragraph-count="3" meta:word-count="298" meta:character-count="1938" meta:row-count="13" meta:non-whitespace-character-count="1643"/>
  </office:meta>
</office:document-meta>
</file>